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, Helvetica, sans-serif" svg:font-family="Arial, Helvetica, sans-serif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8pt" style:font-size-asian="18pt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20pt" style:font-size-asian="20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20pt" style:font-size-asian="20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2pt" style:font-size-asian="12pt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9" style:parent-style-name="DefaultParagraphFont" style:family="text">
      <style:text-properties style:font-name="Arial, Helvetica, sans-serif" style:font-name-asian="Arial, Helvetica, sans-serif" style:font-name-complex="Arial, Helvetica, sans-serif" fo:font-weight="bold" style:font-weight-asian="bold" fo:font-style="italic" style:font-style-asian="italic" fo:color="#222222" fo:font-size="12pt" style:font-size-asian="12pt"/>
    </style:style>
    <style:style style:name="TableColumn11" style:family="table-column">
      <style:table-column-properties style:column-width="2.7194in" style:use-optimal-column-width="false"/>
    </style:style>
    <style:style style:name="TableColumn12" style:family="table-column">
      <style:table-column-properties style:column-width="2.0062in" style:use-optimal-column-width="false"/>
    </style:style>
    <style:style style:name="TableColumn13" style:family="table-column">
      <style:table-column-properties style:column-width="1.3236in" style:use-optimal-column-width="false"/>
    </style:style>
    <style:style style:name="Table10" style:family="table">
      <style:table-properties style:width="6.0493in" fo:margin-left="0in" table:align="left"/>
    </style:style>
    <style:style style:name="TableRow14" style:family="table-row">
      <style:table-row-properties style:min-row-height="0.368in" style:use-optimal-row-height="false"/>
    </style:style>
    <style:style style:name="TableCell15" style:family="table-cell">
      <style:table-cell-properties fo:border="0.0034in solid #000000" fo:background-color="#FFFFFF" fo:padding-top="0in" fo:padding-left="0.075in" fo:padding-bottom="0in" fo:padding-right="0.075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ell18" style:family="table-cell">
      <style:table-cell-properties fo:border="0.0034in solid #000000" fo:background-color="#FFFFFF" fo:padding-top="0in" fo:padding-left="0.075in" fo:padding-bottom="0in" fo:padding-right="0.075in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ell21" style:family="table-cell">
      <style:table-cell-properties fo:border="0.0034in solid #000000" fo:background-color="#FFFFFF" fo:padding-top="0in" fo:padding-left="0.075in" fo:padding-bottom="0in" fo:padding-right="0.075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Row24" style:family="table-row">
      <style:table-row-properties style:min-row-height="0.3687in" style:use-optimal-row-height="false"/>
    </style:style>
    <style:style style:name="TableCell25" style:family="table-cell">
      <style:table-cell-properties fo:border="0.0034in solid #000000" fo:background-color="#FFFFFF" fo:padding-top="0in" fo:padding-left="0.075in" fo:padding-bottom="0in" fo:padding-right="0.075in"/>
    </style:style>
    <style:style style:name="T2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ell27" style:family="table-cell">
      <style:table-cell-properties fo:border-top="0.0034in solid #000000" fo:border-left="0.0034in solid #000080" fo:border-bottom="0.0034in solid #000080" fo:border-right="0.0034in solid #000000" fo:background-color="#FFFFFF" fo:padding-top="0in" fo:padding-left="0.075in" fo:padding-bottom="0in" fo:padding-right="0.075in"/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ell29" style:family="table-cell">
      <style:table-cell-properties fo:border="0.0034in solid #000000" fo:background-color="#FFFFFF" fo:padding-top="0in" fo:padding-left="0.075in" fo:padding-bottom="0in" fo:padding-right="0.075in"/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Row31" style:family="table-row">
      <style:table-row-properties style:min-row-height="0.368in" style:use-optimal-row-height="false"/>
    </style:style>
    <style:style style:name="TableCell32" style:family="table-cell">
      <style:table-cell-properties fo:border="0.0034in solid #000000" fo:background-color="#FFFFFF" fo:padding-top="0in" fo:padding-left="0.075in" fo:padding-bottom="0in" fo:padding-right="0.075in"/>
    </style:style>
    <style:style style:name="T3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ell34" style:family="table-cell">
      <style:table-cell-properties fo:border="0.0034in solid #000000" fo:background-color="#FFFFFF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fo:font-size="14pt" style:font-size-asian="14pt" style:font-size-complex="14pt"/>
    </style:style>
    <style:style style:name="TableCell36" style:family="table-cell">
      <style:table-cell-properties fo:border="0.0034in solid #000000" fo:background-color="#FFFFFF" fo:padding-top="0in" fo:padding-left="0.075in" fo:padding-bottom="0in" fo:padding-right="0.075in"/>
    </style:style>
    <style:style style:name="T37" style:parent-style-name="DefaultParagraphFont" style:family="text">
      <style:text-properties style:font-name-asian="Calibri" style:font-name-complex="Calibri" fo:font-weight="bold" style:font-weight-asian="bold"/>
    </style:style>
    <style:style style:name="T38" style:parent-style-name="DefaultParagraphFont" style:family="text">
      <style:text-properties style:font-name-asian="Calibri" style:font-name-complex="Calibri" fo:font-weight="bold" style:font-weight-asian="bold"/>
    </style:style>
    <style:style style:name="T39" style:parent-style-name="DefaultParagraphFont" style:family="text">
      <style:text-properties style:font-name-asian="Calibri" style:font-name-complex="Calibri" fo:font-weight="bold" style:font-weight-asian="bold"/>
    </style:style>
    <style:style style:name="T40" style:parent-style-name="DefaultParagraphFont" style:family="text">
      <style:text-properties style:font-name-asian="Calibri" style:font-name-complex="Calibri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/>
    </style:style>
    <style:style style:name="P43" style:parent-style-name="Normal" style:family="paragraph">
      <style:paragraph-properties fo:text-align="justify"/>
    </style:style>
    <style:style style:name="T44" style:parent-style-name="DefaultParagraphFont" style:family="text">
      <style:text-properties style:font-name-asian="Calibri" style:font-name-complex="Calibri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style:font-name-asian="Calibri" style:font-name-complex="Calibri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style:font-name-asian="Calibri" style:font-name-complex="Calibri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style:font-name-asian="Calibri" style:font-name-complex="Calibri"/>
    </style:style>
    <style:style style:name="T55" style:parent-style-name="DefaultParagraphFont" style:family="text">
      <style:text-properties style:font-name-asian="Calibri" style:font-name-complex="Calibri" fo:font-weight="bold" style:font-weight-asian="bold"/>
    </style:style>
    <style:style style:name="P56" style:parent-style-name="Normal" style:family="paragraph">
      <style:paragraph-properties fo:text-align="justify"/>
    </style:style>
    <style:style style:name="T57" style:parent-style-name="DefaultParagraphFont" style:family="text">
      <style:text-properties style:font-name-asian="Calibri" style:font-name-complex="Calibri" fo:font-weight="bold" style:font-weight-asian="bold"/>
    </style:style>
    <style:style style:name="P58" style:parent-style-name="Normal" style:family="paragraph">
      <style:paragraph-properties fo:text-align="justify"/>
    </style:style>
    <style:style style:name="T59" style:parent-style-name="DefaultParagraphFont" style:family="text">
      <style:text-properties style:font-name-asian="Calibri" style:font-name-complex="Calibri" fo:font-weight="bold" style:font-weight-asian="bold"/>
    </style:style>
    <style:style style:name="T60" style:parent-style-name="DefaultParagraphFont" style:family="text">
      <style:text-properties style:font-name-asian="Calibri" style:font-name-complex="Calibri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text-align="justify"/>
    </style:style>
    <style:style style:name="T63" style:parent-style-name="DefaultParagraphFont" style:family="text">
      <style:text-properties style:font-name-asian="Calibri" style:font-name-complex="Calibri"/>
    </style:style>
    <style:style style:name="T64" style:parent-style-name="DefaultParagraphFont" style:family="text">
      <style:text-properties style:font-name-asian="Calibri" style:font-name-complex="Calibri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text-align="justify"/>
    </style:style>
    <style:style style:name="T67" style:parent-style-name="DefaultParagraphFont" style:family="text">
      <style:text-properties style:font-name-asian="Calibri" style:font-name-complex="Calibri"/>
    </style:style>
    <style:style style:name="T68" style:parent-style-name="DefaultParagraphFont" style:family="text">
      <style:text-properties style:font-name-asian="Calibri" style:font-name-complex="Calibri"/>
    </style:style>
    <style:style style:name="P69" style:parent-style-name="Normal" style:family="paragraph">
      <style:paragraph-properties fo:text-align="justify" fo:margin-right="0.1229in"/>
    </style:style>
    <style:style style:name="T70" style:parent-style-name="DefaultParagraphFont" style:family="text">
      <style:text-properties style:font-name-asian="Calibri" style:font-name-complex="Calibri"/>
    </style:style>
    <style:style style:name="T71" style:parent-style-name="DefaultParagraphFont" style:family="text">
      <style:text-properties style:font-name-asian="Calibri" style:font-name-complex="Calibri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family="paragraph">
      <style:paragraph-properties fo:text-align="justify" fo:margin-right="0.1229in"/>
    </style:style>
    <style:style style:name="T75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<text:s text:c="6"/></text:span></text:p>
      <text:p text:style-name="Normal"/>
      <text:p text:style-name="Normal"><text:span text:style-name="T3"><text:s text:c="4"/></text:span><text:span text:style-name="T4"><text:s text:c="4"/></text:span><text:span text:style-name="T5"><text:s text:c="3"/>SSD KT UNDERSTANDING DOCUMENT</text:span></text:p>
      <text:p text:style-name="Normal"><text:span text:style-name="T6"><text:s text:c="9"/>================================</text:span></text:p>
      <text:p text:style-name="Normal"/>
      <text:p text:style-name="Normal"><text:span text:style-name="T7"><text:s text:c="3"/>PROJECT ON <text:s text:c="2"/></text:span><text:span text:style-name="T8">: INCREMENTAL PROCESS AND ONLINE REQUEST PROCESS</text:span></text:p>
      <text:p text:style-name="Normal"><text:span text:style-name="T9"><text:s text:c="3"/></text:span></text:p>
      <text:p text:style-name="Normal"/>
      <text:p text:style-name="Normal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Understanding Document<text:s/></text:span></text:p>
          </table:table-cell>
          <table:table-cell table:style-name="TableCell18">
            <text:p text:style-name="P19"><text:span text:style-name="T20">Name</text:span></text:p>
          </table:table-cell>
          <table:table-cell table:style-name="TableCell21">
            <text:p text:style-name="P22"><text:span text:style-name="T23">Date</text:span></text:p>
          </table:table-cell>
        </table:table-row>
        <table:table-row table:style-name="TableRow24">
          <table:table-cell table:style-name="TableCell25">
            <text:p text:style-name="Normal"><text:span text:style-name="T26">Prepared By:<text:s/></text:span></text:p>
          </table:table-cell>
          <table:table-cell table:style-name="TableCell27">
            <text:p text:style-name="Normal"><text:span text:style-name="T28">Sudhansu Gouda</text:span></text:p>
          </table:table-cell>
          <table:table-cell table:style-name="TableCell29">
            <text:p text:style-name="Normal"><text:span text:style-name="T30">03/03/20</text:span></text:p>
          </table:table-cell>
        </table:table-row>
        <table:table-row table:style-name="TableRow31">
          <table:table-cell table:style-name="TableCell32">
            <text:p text:style-name="Normal"><text:span text:style-name="T33">Verified By:<text:s/></text:span></text:p>
          </table:table-cell>
          <table:table-cell table:style-name="TableCell34">
            <text:p text:style-name="P35">Vjay Vardhan Reddy</text:p>
          </table:table-cell>
          <table:table-cell table:style-name="TableCell36">
            <text:p text:style-name="Normal"/>
          </table:table-cell>
        </table:table-row>
      </table:table>
      <text:p text:style-name="Normal"/>
      <text:p text:style-name="Normal"><text:span text:style-name="T37"><text:s/>INCREMENTAL PROCESS</text:span></text:p>
      <text:p text:style-name="Normal"><text:span text:style-name="T38"><text:s/>====================</text:span></text:p>
      <text:p text:style-name="Normal"><text:span text:style-name="T39">Objective:<text:s/></text:span><text:span text:style-name="T40">The main thing of incremental process is to add the data which is come over the day to the base table.</text:span></text:p>
      <text:p text:style-name="Normal"><text:span text:style-name="T41"><text:s/>Client sends the data to us which is either in file format or table format.that data we have to<text:s/></text:span><text:span text:style-name="T42">import from there to posidex staging table by using importmanager service.that data will be stored in PSX_CUST_DG_STG_T, P_CUST_ADDR_STG_T,PSX_CUST_CONTACT_TRG_T,PSX_CUST_EMAIL_TRG_T tables.</text:span></text:p>
      <text:p text:style-name="P43"><text:span text:style-name="T44"><text:s/>Next step is we have to transfer that data into base table by u</text:span><text:span text:style-name="T45">sing datatransfer service.that data stored in PSX_CUST_DG_BULK_TRG_T,PSX_CUST_ADDR_BULK_TRG_T,PSX_CUST_CONTACT_BULK_TRG_T,PSX_CUST_EMAIL_BULK_TRG_T tables.In this process PSX_ID will generate and also remove duplicates from child records.</text:span></text:p>
      <text:p text:style-name="P46"><text:span text:style-name="T47"><text:s/>Then next setp i</text:span><text:span text:style-name="T48">s we have to convert that data into primematch searchable format by using hashing service.that hashing data will be stored in P_CDAP_APP table.</text:span></text:p>
      <text:p text:style-name="P49"><text:span text:style-name="T50"><text:s/>Then the last is step is by using primematch service we have to search matched records of inputdata in an objec</text:span><text:span text:style-name="T51">t based on the client requirement and also add data which is coming over the day into the base.</text:span></text:p>
      <text:p text:style-name="P52"/>
      <text:p text:style-name="P53"><text:span text:style-name="T54"><text:s/></text:span><text:span text:style-name="T55">ONLINE REQUEST PROCESS</text:span></text:p>
      <text:p text:style-name="P56"><text:span text:style-name="T57"><text:s/>====================</text:span></text:p>
      <text:p text:style-name="P58"><text:span text:style-name="T59">Objective:</text:span><text:span text:style-name="T60"><text:s/>client sends the request either it may come as a query or queryadd.by using bpm and primematch service</text:span><text:span text:style-name="T61">s we have to store that data into results table.</text:span></text:p>
      <text:p text:style-name="P62"><text:span text:style-name="T63"><text:s/>Online request process comes in two ways either in query or queryadd that depends on client.when client post a request to query then first we will give that data to PSX_REQUEST(parent table),PSX_CUST_ADDR_R</text:span><text:span text:style-name="T64">EQ_T,PSX_CUST_CONTACT_REQ_T,PSX_CUST_EMAIL_REQ_T(child tables) tables.and then we will send that request to BPM.then bpm will check PSX_WORKSCOPE_DEFN table. For check the workid i need to send the workid to the primematch service. Then primematch will rec</text:span><text:span text:style-name="T65">eive the request <text:s/>by bpm and process it and gives the result into PSX_RESULTS table.</text:span></text:p>
      <text:p text:style-name="P66"><text:span text:style-name="T67"><text:s/>If a client posted a request as queryadd then there will be a two senarios here.one is we will send the request for query and second is also for addition.first it will gi</text:span><text:span text:style-name="T68">ve the data to the request tables and it will send the request to the bpm again.then bpm send the data to the primematch <text:s/>then <text:s/>primematch gives the results to the PSX_RESULTS table.</text:span></text:p>
      <text:p text:style-name="P69"><text:span text:style-name="T70"><text:s/>In addition the request will send to the bpm .bpm will check the workid.</text:span><text:span text:style-name="T71">based on the workid it will<text:s/></text:span><text:soft-page-break/><text:span text:style-name="T72">go through the datatransfer and hashing services. Datatransfer will add the request either to the BULK_REQ_T table or TRG_T table. After that we will send a msg to the hashing.Here hashing service will add this data into P_CDAP_</text:span><text:span text:style-name="T73">PRIMEMATCH_ONLINE table.if i executed incremental process then that record will be added in the EOD.</text:span></text:p>
      <text:p text:style-name="P74"><text:span text:style-name="T75"><text:s/>Throughout the day whatever the data will be coming to posidex we will add this to base by EOD this is called INTRADAY PROCES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, Helvetica, sans-serif" svg:font-family="Arial, Helvetica, sans-serif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Windows User</dc:creator>
    <meta:creation-date>2020-10-06T07:00:00Z</meta:creation-date>
    <dc:date>2020-10-06T07:00:00Z</dc:date>
    <meta:template xlink:href="Normal.dotm" xlink:type="simple"/>
    <meta:editing-cycles>2</meta:editing-cycles>
    <meta:editing-duration>PT0S</meta:editing-duration>
    <meta:document-statistic meta:page-count="2" meta:paragraph-count="6" meta:word-count="456" meta:character-count="3054" meta:row-count="21" meta:non-whitespace-character-count="2604"/>
  </office:meta>
</office:document-meta>
</file>